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1a06" officeooo:paragraph-rsid="000f1a06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Every module initializes each module it uses.</text:p>
      <text:p text:style-name="P1">2. Every module does the initialization of each module <text:span text:style-name="T2">in arbitrary sequence.</text:span></text:p>
      <text:p text:style-name="P1"><text:span text:style-name="T2">3. Each module maintains its own initialization and initialization of all module it depends on.</text:span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6:21:24.792000000</meta:creation-date>
    <dc:date>2017-01-20T17:18:35.369000000</dc:date>
    <meta:editing-duration>PT47M1S</meta:editing-duration>
    <meta:editing-cycles>2</meta:editing-cycles>
    <meta:generator>LibreOffice/5.2.3.3$Windows_x86 LibreOffice_project/d54a8868f08a7b39642414cf2c8ef2f228f780cf</meta:generator>
    <meta:document-statistic meta:table-count="0" meta:image-count="0" meta:object-count="0" meta:page-count="1" meta:paragraph-count="3" meta:word-count="35" meta:character-count="220" meta:non-whitespace-character-count="188"/>
  </office:meta>
</office:document-meta>
</file>